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1pt" style:text-underline-style="solid" style:text-underline-width="auto" style:text-underline-color="font-color" fo:font-weight="bold" officeooo:rsid="000f357e" officeooo:paragraph-rsid="000f357e" style:font-size-asian="21pt" style:font-weight-asian="bold" style:font-size-complex="21pt" style:font-weight-complex="bold"/>
    </style:style>
    <style:style style:name="P2" style:family="paragraph" style:parent-style-name="Standard">
      <style:paragraph-properties fo:text-align="start" style:justify-single-word="false"/>
      <style:text-properties fo:font-size="14pt" style:text-underline-style="none" fo:font-weight="normal" officeooo:rsid="000f5524" officeooo:paragraph-rsid="000f5524"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officeooo:rsid="0010bd2c" officeooo:paragraph-rsid="0010bd2c"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officeooo:rsid="001627d6" officeooo:paragraph-rsid="001627d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5524" officeooo:paragraph-rsid="000f5524"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46bb1" officeooo:paragraph-rsid="00146bb1" style:font-size-asian="12.25pt" style:font-weight-asian="bold" style:font-size-complex="14pt" style:font-weight-complex="bold"/>
    </style:style>
    <style:style style:name="T1" style:family="text">
      <style:text-properties officeooo:rsid="0010bd2c"/>
    </style:style>
    <style:style style:name="T2" style:family="text">
      <style:text-properties officeooo:rsid="0011b5c5"/>
    </style:style>
    <style:style style:name="T3" style:family="text">
      <style:text-properties officeooo:rsid="0013127d"/>
    </style:style>
    <style:style style:name="T4" style:family="text">
      <style:text-properties officeooo:rsid="00140e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ZURE FUNDAMENTALS</text:p>
      <text:p text:style-name="P1"/>
      <text:p text:style-name="P5">Overview:</text:p>
      <text:p text:style-name="P2"/>
      <text:p text:style-name="P2">Azure is a cloud <text:span text:style-name="T1">technology porvided by microsoft by virtualizing the physical infrastructure and provided it to customer over the web. This allows users to customize there hardware and deploy the applications on them to reach customers world wide.</text:span></text:p>
      <text:p text:style-name="P2"/>
      <text:p text:style-name="P3">Azure allows customizations over Instances, Networking, Storage, Databases, Security, Access Management, Container Technologies, Serverless computing and many more.</text:p>
      <text:p text:style-name="P3"/>
      <text:p text:style-name="P3">In order to build and cater such requirements, they have come up with <text:span text:style-name="T2">cluster of </text:span>datacenter locations all over the world <text:span text:style-name="T2">which are called </text:span><text:span text:style-name="T3">Regions, Each Region has 3 to 0 availability zone(AZ) where each AZ is a data center and each AZ is interconnected through a low latency network but do not share any physical equipment such as har</text:span><text:span text:style-name="T4">d</text:span><text:span text:style-name="T3">ware, power supply.</text:span></text:p>
      <text:p text:style-name="P3"/>
      <text:p text:style-name="P6">Azure Virtual Machines:</text:p>
      <text:p text:style-name="P6"/>
      <text:p text:style-name="P4">Azure virtual machines are virtual server instances on which you can deploy applications, these virtual machines can be accessed from anywhere using a putty or through azure portal using the public IP address of the machine.</text:p>
      <text:p text:style-name="P4"/>
      <text:p text:style-name="P4">They support autoscaling and loadbalancing, external storage can be attached to them, Network configuration can be managed on th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0:25:30.658876731</meta:creation-date>
    <meta:generator>LibreOffice/7.3.7.2$Linux_X86_64 LibreOffice_project/30$Build-2</meta:generator>
    <dc:date>2023-07-31T20:27:59.301093940</dc:date>
    <meta:editing-duration>PT1H51M15S</meta:editing-duration>
    <meta:editing-cycles>6</meta:editing-cycles>
    <meta:document-statistic meta:table-count="0" meta:image-count="0" meta:object-count="0" meta:page-count="1" meta:paragraph-count="8" meta:word-count="180" meta:character-count="1171" meta:non-whitespace-character-count="999"/>
  </office:meta>
</office:document-meta>
</file>